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612" officeooo:paragraph-rsid="000d0612"/>
    </style:style>
    <style:style style:name="P2" style:family="paragraph" style:parent-style-name="Standard">
      <style:text-properties style:font-name="OpenSymbol" officeooo:rsid="000f360b" officeooo:paragraph-rsid="000f360b" style:font-name-asian="OpenSymbol" style:font-name-complex="OpenSymbol"/>
    </style:style>
    <style:style style:name="P3" style:family="paragraph" style:parent-style-name="Table_20_Contents">
      <style:paragraph-properties fo:text-align="center" style:justify-single-word="false"/>
      <style:text-properties officeooo:rsid="000e183e" officeooo:paragraph-rsid="000e183e"/>
    </style:style>
    <style:style style:name="P4" style:family="paragraph" style:parent-style-name="Table_20_Contents">
      <style:paragraph-properties fo:text-align="center" style:justify-single-word="false"/>
      <style:text-properties officeooo:rsid="000e183e" officeooo:paragraph-rsid="000dcc59"/>
    </style:style>
    <style:style style:name="P5" style:family="paragraph" style:parent-style-name="Table_20_Contents">
      <style:paragraph-properties fo:text-align="center" style:justify-single-word="false"/>
      <style:text-properties officeooo:rsid="000d0612" officeooo:paragraph-rsid="000d0612"/>
    </style:style>
    <style:style style:name="P6" style:family="paragraph" style:parent-style-name="Table_20_Contents">
      <style:paragraph-properties fo:text-align="center" style:justify-single-word="false"/>
      <style:text-properties officeooo:rsid="000dcc59" officeooo:paragraph-rsid="000dcc59"/>
    </style:style>
    <style:style style:name="P7" style:family="paragraph" style:parent-style-name="Table_20_Contents">
      <style:paragraph-properties fo:text-align="center" style:justify-single-word="false"/>
      <style:text-properties officeooo:rsid="000f360b" officeooo:paragraph-rsid="000f360b"/>
    </style:style>
    <style:style style:name="P8" style:family="paragraph" style:parent-style-name="Standard">
      <style:text-properties style:font-name="Arial" officeooo:rsid="00117004" officeooo:paragraph-rsid="00117004" style:font-name-asian="Arial" style:font-name-complex="Arial"/>
    </style:style>
    <style:style style:name="P9" style:family="paragraph" style:parent-style-name="Standard">
      <style:text-properties style:font-name="Arial" officeooo:rsid="000fea5e" officeooo:paragraph-rsid="000fea5e" style:font-name-asian="Arial" style:font-name-complex="Arial"/>
    </style:style>
    <style:style style:name="P10" style:family="paragraph" style:parent-style-name="Standard">
      <style:text-properties style:font-name="Arial" officeooo:rsid="000fea5e" officeooo:paragraph-rsid="00177db3" style:font-name-asian="Arial" style:font-name-complex="Arial"/>
    </style:style>
    <style:style style:name="P11" style:family="paragraph" style:parent-style-name="Standard">
      <style:text-properties style:font-name="Arial" officeooo:rsid="001629f6" officeooo:paragraph-rsid="001629f6" style:font-name-asian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OpenSymbol" officeooo:rsid="000f360b" officeooo:paragraph-rsid="000f360b" style:font-name-asian="OpenSymbol" style:font-name-complex="OpenSymbol"/>
    </style:style>
    <style:style style:name="P13" style:family="paragraph" style:parent-style-name="Standard">
      <style:paragraph-properties fo:text-align="center" style:justify-single-word="false"/>
      <style:text-properties style:font-name="OpenSymbol" officeooo:rsid="000f360b" officeooo:paragraph-rsid="0012bf90" style:font-name-asian="OpenSymbol" style:font-name-complex="OpenSymbol"/>
    </style:style>
    <style:style style:name="P14" style:family="paragraph" style:parent-style-name="Table_20_Contents">
      <style:paragraph-properties fo:text-align="center" style:justify-single-word="false"/>
      <style:text-properties style:font-name="OpenSymbol" officeooo:rsid="000f360b" officeooo:paragraph-rsid="000f360b" style:font-name-asian="OpenSymbol" style:font-name-complex="OpenSymbol"/>
    </style:style>
    <style:style style:name="P15" style:family="paragraph" style:parent-style-name="Table_20_Contents">
      <style:paragraph-properties fo:text-align="center" style:justify-single-word="false"/>
      <style:text-properties style:font-name="OpenSymbol" officeooo:rsid="000f360b" officeooo:paragraph-rsid="0012bf90" style:font-name-asian="OpenSymbol" style:font-name-complex="OpenSymbol"/>
    </style:style>
    <style:style style:name="T1" style:family="text">
      <style:text-properties officeooo:rsid="000e183e"/>
    </style:style>
    <style:style style:name="T2" style:family="text">
      <style:text-properties officeooo:rsid="000d0612"/>
    </style:style>
    <style:style style:name="T3" style:family="text">
      <style:text-properties officeooo:rsid="0012bf90"/>
    </style:style>
    <style:style style:name="T4" style:family="text">
      <style:text-properties officeooo:rsid="000fea5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77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3:</text:p>
      <text:p text:style-name="P1"/>
      <text:p text:style-name="P1">2. //the snapshots of mutants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5">Mutation No</text:p>
            <text:p text:style-name="P5"/>
            <text:p text:style-name="P5">Test case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 </text:p>
          </table:table-cell>
          <table:table-cell table:style-name="Table1.A1" office:value-type="string">
            <text:p text:style-name="P5">3 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H1" office:value-type="string">
            <text:p text:style-name="Table_20_Contents"><text:span text:style-name="T2">Mutation </text:span>Adequacy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50%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3">✓</text:p>
          </table:table-cell>
          <table:table-cell table:style-name="Table1.H2" office:value-type="string">
            <text:p text:style-name="P7"><text:span text:style-name="T3">66</text:span>%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<text:span text:style-name="T3">33</text:span>%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3">✓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50%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<text:span text:style-name="T3">33</text:span>%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3">✓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50%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<text:span text:style-name="T3">33</text:span>%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A2" office:value-type="string">
            <text:p text:style-name="P13">✓</text:p>
          </table:table-cell>
          <table:table-cell table:style-name="Table1.H2" office:value-type="string">
            <text:p text:style-name="P7">50%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<text:span text:style-name="T3">33</text:span>%</text:p>
          </table:table-cell>
        </table:table-row>
        <table:table-row>
          <table:table-cell table:style-name="Table1.A2" office:value-type="string">
            <text:p text:style-name="P6">1<text:span text:style-name="T1">0</text:span>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2">✓</text:p>
          </table:table-cell>
          <table:table-cell table:style-name="Table1.A2" office:value-type="string">
            <text:p text:style-name="P14"></text:p>
          </table:table-cell>
          <table:table-cell table:style-name="Table1.A2" office:value-type="string">
            <text:p text:style-name="P15"></text:p>
          </table:table-cell>
          <table:table-cell table:style-name="Table1.A2" office:value-type="string">
            <text:p text:style-name="P15"></text:p>
          </table:table-cell>
          <table:table-cell table:style-name="Table1.H2" office:value-type="string">
            <text:p text:style-name="P7"><text:span text:style-name="T3">33</text:span>%</text:p>
          </table:table-cell>
        </table:table-row>
      </table:table>
      <text:p text:style-name="P2"/>
      <text:p text:style-name="P2"/>
      <text:p text:style-name="P10">The test set fails to discover the first mutation. In this mutation we start the charIndex from 1 rather than 0. This works because in our test set we do not have a case in which the pattern match starts from index 0. Infact, we cannot <text:span text:style-name="T7">make a test case that will catch the mutation/</text:span> Even if the pattern is matched in the beginning it cannot start from index 0 as the pattern has to be preceded by a delimiter as we are looking in the atomic region</text:p>
      <text:p text:style-name="P9"/>
      <text:p text:style-name="P11">The fifth mutation is caught by test 4 and 6. We can see these are the tests in which the delimiter is the first character and our mutation does not accommodate for that</text:p>
      <text:p text:style-name="P11"/>
      <text:p text:style-name="P11">The sixth mutation is caught by test 2 and 8. These are the cases in which we have multiple atomic regions. The mutation does not accommodate for that</text:p>
      <text:p text:style-name="P11"/>
      <text:p text:style-name="P11">the 2<text:span text:style-name="T5">nd</text:span> mutation results in an index out of bound error , thus is caught by all tests</text:p>
      <text:p text:style-name="P11"/>
      <text:p text:style-name="P11">the 3<text:span text:style-name="T5">rd</text:span> mutation <text:s/>results in an infinite loop and thus is caught by all tests as well</text:p>
      <text:p text:style-name="P11"/>
      <text:p text:style-name="P11"/>
      <text:p text:style-name="P8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3:49:56.913023161</meta:creation-date>
    <meta:editing-duration>PT1H8M48S</meta:editing-duration>
    <meta:editing-cycles>6</meta:editing-cycles>
    <meta:generator>LibreOffice/4.3.7.2$Linux_X86_64 LibreOffice_project/430$Build-2</meta:generator>
    <meta:initial-creator>Aseem Narang</meta:initial-creator>
    <dc:date>2016-03-21T17:28:28.334038617</dc:date>
    <dc:creator>Aseem Narang</dc:creator>
    <meta:document-statistic meta:table-count="1" meta:image-count="0" meta:object-count="0" meta:page-count="1" meta:paragraph-count="97" meta:word-count="284" meta:character-count="1123" meta:non-whitespace-character-count="933"/>
  </office:meta>
</office:document-meta>
</file>